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Preformatted_20_Text">
      <style:text-properties officeooo:rsid="000d332b" officeooo:paragraph-rsid="000d332b"/>
    </style:style>
    <style:style style:name="T1" style:family="text">
      <style:text-properties officeooo:rsid="000d33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om l'astronauta</text:p>
      <text:p text:style-name="Preformatted_20_Text">scienziato <text:span text:style-name="T1">P</text:span>eter</text:p>
      <text:p text:style-name="Preformatted_20_Text">fotografa <text:span text:style-name="T1">M</text:span>iriam</text:p>
      <text:p text:style-name="Preformatted_20_Text">alieno <text:span text:style-name="T1">G</text:span>iggio</text:p>
      <text:p text:style-name="Preformatted_20_Text"/>
      <text:p text:style-name="Preformatted_20_Text">LABORATORIO, CHIUSO DURANTE LA NOTTE</text:p>
      <text:p text:style-name="Preformatted_20_Text">All'inizio, in un laboratorio di notte, appare un alieno davanti allo scienziato di nome Peter.</text:p>
      <text:p text:style-name="Preformatted_20_Text">Peter, vedendo l'alieno in faccia, non si spaventa, al contrario, si sorprende e non si mette ad urlare e ad avere rezioni esagerate.</text:p>
      <text:p text:style-name="Preformatted_20_Text">l'alieno, salutando lo scienziato, inizia a conversare con Peter iniziando dicendo che il suo nome è Giggio e chiede allo scienziato di aiutarlo nel ritornare al suo pianeta d'origine.</text:p>
      <text:p text:style-name="Preformatted_20_Text">Peter chiese all'alieno Giggio il perchè e che cosa sia successo siccome non doveva essere lì.</text:p>
      <text:p text:style-name="Preformatted_20_Text">Giggio comincia a raccontare allo scienziato la sua storia. Dopo qualche oretta, l'alieno riesce a finire e a raccontare l'accaduto dicendo che la sua astronave non è munita di tecnologie</text:p>
      <text:p text:style-name="Preformatted_20_Text">adeguate ovvero che sono rimasti un pò indietro con la tecnologia e praticamente il suo vero obiettivo è raggiungere la Luna ma la nave ha un guasto sui propulsori e, all'improvviso, si</text:p>
      <text:p text:style-name="Preformatted_20_Text">si sono staccati facendo collassare la nave di Giggio. Adesso il suo obiettivo è quello di ritornare a casa sul suo pianeta in tempo prima che il suo corpo si dissolva permanentemente.</text:p>
      <text:p text:style-name="Preformatted_20_Text">Peter gli chiese il perchè di questa consequenza. L'alieno gli dice che, il suo pianeta, ovvero Berillio, contiene un metallo tossico per gli umani se inalato, appunto, la razza dell'alieno, convive di questo gas e, senza quello, gli alieni della sua razza possono estinguersi ma, in base alla loro età, il loro tempo di decesso è diverso ovvero i più giovani</text:p>
      <text:p text:style-name="Preformatted_20_Text">hanno meno tempo rispetto ai più grandi perchè, questo metallo, ha un effeto prolungato se respirato troppo a lungo. Quindi l'alieno, siccome è molto giovane, ha di tempo da vivere cinque</text:p>
      <text:p text:style-name="Preformatted_20_Text">giorni.</text:p>
      <text:p text:style-name="Preformatted_20_Text">Sentendo questo Peter è disposto ad aiutare Giggio nel ritornare sul suo pianeta chiedendo quali sono gli oggetti che servivano a Giggio.</text:p>
      <text:p text:style-name="Preformatted_20_Text">Intanto, nelle vicinanze che sta ascoltando sul bordo della porta, c'è la famosa fotografa Miriam.</text:p>
      <text:p text:style-name="Preformatted_20_Text">Miriam è una fotografa famosa che ha partecipato in molti scoop ma è anche un pò curiosa e non riesce mai a farsi gli affari suoi. Sentendo il discorso dell'alieno non può far altro che uscire allo scoperto e chiedere se lo può aiutare. l'alieno impaurito della sorpresa di Miriam si mette dietro a Peter e a chiesto chi è lei.</text:p>
      <text:p text:style-name="Preformatted_20_Text">Peter dice all'alieno che lei non è cattiva ma soltanto un pò curiosa ma gentile. Giggio sentito questo, comincia a spiegare quali sono i componenti della nave ma principalmente gli strumenti che servono all'alieno sono tutti presenti nel laboratorio. Presi tutti gli strumenti cominciano a costruire la nave ma ad un certo punto arriva un'astronauta di nome Tom che era passato di lì per un saluto a Peter. Appena entrato, Tom vede una mini navetta <text:span text:style-name="T1">con tutti i componenti del laboratorio. Tom chiese cosa stia succedendo e Peter rispose che l’alieno Giggio è in pericolo di vita così stanno costruendo una navetta per far tornare a casa Giggio. Perciò, Tom disse a Peter che gli avrebbe aiutati mostrando la traiettoria dell’alieno.</text:span></text:p>
      <text:p text:style-name="P1">Dopo l’intera notte i preparativi per la partenza dell’alieno erano pronti, Giggio salutò tutti quelli che l’hanno aiutato e dopo qualche secondo partì per tornare a cas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6T16:04:13.347000000</dc:date>
    <meta:editing-duration>PT9M15S</meta:editing-duration>
    <meta:editing-cycles>1</meta:editing-cycles>
    <meta:document-statistic meta:table-count="0" meta:image-count="0" meta:object-count="0" meta:page-count="1" meta:paragraph-count="20" meta:word-count="529" meta:character-count="3178" meta:non-whitespace-character-count="2669"/>
    <meta:generator>LibreOffice/7.2.4.1$Windows_X86_64 LibreOffice_project/27d75539669ac387bb498e35313b970b7fe9c4f9</meta:generator>
  </office:meta>
</office:document-meta>
</file>